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officeooo:rsid="002deeba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color="#c0c0c0" loext:opacity="100%"/>
    </style:style>
    <style:style style:name="T6" style:family="text">
      <style:text-properties fo:color="#c0c0c0" loext:opacity="100%" fo:font-weight="bold" officeooo:rsid="002deeba" style:font-weight-asian="bold" style:font-weight-complex="bold"/>
    </style:style>
    <style:style style:name="T7" style:family="text">
      <style:text-properties fo:color="#808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9"><text:span text:style-name="Strong_20_Emphasis"><text:span text:style-name="T4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6"><text:span text:style-name="Strong_20_Emphasis"><text:span text:style-name="T4">вывести</text:span></text:span><text:span text:style-name="Strong_20_Emphasis"><text:span text:style-name="T6"> </text:span></text:span><text:span text:style-name="Strong_20_Emphasis"><text:span text:style-name="T4">переменные</text:span></text:span><text:span text:style-name="Strong_20_Emphasis"><text:span text:style-name="T6"> </text:span></text:span><text:span text:style-name="Strong_20_Emphasis"><text:span text:style-name="T4">CMake:</text:span></text:span></text:p>
      <text:p text:style-name="P7">get_cmake_property(_variableNames<text:span text:style-name="T5"> </text:span>VARIABLES)</text:p>
      <text:p text:style-name="P7">list<text:span text:style-name="T5"> </text:span>(SORT<text:span text:style-name="T5"> </text:span>_variableNames)</text:p>
      <text:p text:style-name="P7"><text:span text:style-name="T7">foreach</text:span><text:span text:style-name="T5"> </text:span>(_variableName<text:span text:style-name="T5"> </text:span>${_variableNames})</text:p>
      <text:p text:style-name="P7"><text:span text:style-name="T5"><text:s text:c="4"/></text:span>message(STATUS<text:span text:style-name="T5"> </text:span>"${_variableName}=${${_variableName}}")</text:p>
      <text:p text:style-name="P7">endforeach()</text:p>
      <text:p text:style-name="P9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9-12T18:07:56.767376701</dc:date>
    <meta:editing-duration>PT9H30M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81" meta:character-count="764" meta:non-whitespace-character-count="695"/>
  </office:meta>
</office:document-meta>
</file>